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T7" style:parent-style-name="DefaultParagraphFont" style:family="text">
      <style:text-properties style:language-asian="it" style:country-asian="IT"/>
    </style:style>
    <style:style style:name="P8" style:parent-style-name="Heading1" style:family="paragraph">
      <style:paragraph-properties fo:text-align="center"/>
      <style:text-properties style:font-size-complex="14pt" fo:language="en" fo:country="GB"/>
    </style:style>
    <style:style style:name="P9" style:parent-style-name="Normal" style:family="paragraph">
      <style:paragraph-properties fo:text-align="center"/>
      <style:text-properties fo:language="en" fo:country="US"/>
    </style:style>
    <style:style style:name="P10" style:parent-style-name="Normal" style:family="paragraph">
      <style:text-properties fo:language="en" fo:country="US"/>
    </style:style>
    <style:style style:name="P11" style:parent-style-name="Normal" style:family="paragraph">
      <style:text-properties style:text-position="super 63.6%" fo:language="en" fo:country="US"/>
    </style:style>
    <style:style style:name="P12" style:parent-style-name="titolo_video" style:family="paragraph">
      <style:text-properties fo:language="en" fo:country="GB"/>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7"><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8" text:outline-level="1">Communication skills for engineering scholars</text:h>
      <text:p text:style-name="P9">____________________</text:p>
      <text:p text:style-name="P10"/>
      <text:p text:style-name="P11"/>
      <text:list text:style-name="LFO2" text:continue-numbering="true">
        <text:list-item>
          <text:p text:style-name="P12">Quasi-logic arguments</text:p>
        </text:list-item>
      </text:list>
      <text:p text:style-name="trascrizione">“Do you get bullied at school? Then you beat them up!” “Greece was among those countries<text:s/>that signed the debt relief for Germany after the second World War. Is it just now, in 2015, for Germany to refuse debt relief to Greece.” Both these examples are instances of the quasi-logic argument of reciprocity. What is it? It is a kind of argument that works on the assumption of an existing symmetry between two situations, so that what applies to one must necessarily apply to the other as well. And it sounds good and fair. How can you refute an argument of this kind? There is even a saying that goes like: “One good turn deserves another…”. So it really seems difficult to object… The only way to respond is to negate the symmetry and point out that the two situations are actually different, under some essential respect. Quasi-logic arguments are arguments that derive their strength from their resemblance to a logical or mathematical demonstration. In the case of the argument of reciprocity, the logical form would be “A:B<text:s/>= B:A”. A number of quasi-logic arguments are discussed in the fundamental work by Perelman and Olbrechts-Tyteca on the “New rhetoric”,<text:s/>which was published in 1958 and contributed to re-spark interest on this topic. Let us see some other examples by these two scholars. The argument of reciprocity is akin to the rule of justice that says that two beings or situations falling under the same genre or category should be dealt with in the same manner. It is based on the quasi-logic argument that many family discussion work. Ever heard anything like: “Why don’t you let me go the party and come back at 1 am? You let my brother John go, when he was my age!”. This kind of argument is used when we claim that there is a gap in the literature that needs to be covered. Why should gaps be covered? Due to an implicit “rule of justice” argument. Let us see<text:s/>an example, dating back to 2009. “Like other complex web applications, the development and evolution of high-quality 3D Shared Spaces applications requires methodological support—through models, methods, and principles. Yet, the application of structured,<text:s/>engineered approaches to this domain is largely unexplored. The purpose of this paper is to contribute to bridging Web Engineering to the 3D Shared Spaces world by means of design patterns.” The underlying reasoning behind this text is: if 3D Shared Spaces<text:s/>are part of the realm of web engineering, then they deserve the same attention that is given to any other part of<text:s/><text:soft-page-break/>this field of research. This far, they have been neglected (oh shame): now it’s time to take care of them. Please note that there is another<text:s/>argument embedded in this text: the so-called “complex question”. The complex question works by taking for granted something that might deserve to be discussed. In this case, the fact that 3D shared spaces actually fall under the realm of Web engineering was kind of “borderline” and could have been debated. So, in order to be 100% clear, the text should have said: “If we admit that 3D Shared Space are part of Web engineering, then we can observe that…” and so on. (Please note that I take the liberty of criticizing this paper since I am… one of the authors! And I am very well aware of the arguments we used, at that time, to push our case). Let us move now to another example of quasi-logic argument, the argument of transitivity. This argument states that: “A:B=B:C”. The reference here is to Euclidian geometry, where things that are equal to the same thing are equal to each other. The most common example is: “our friends’ friends are our friends”. The way to respond to this is to point out that… well… human relations are not like geometrical relations. I may want or wish to consider my friends’ friends as my friends, but still there may be exceptions, as I think is common experience for us all. We finish up with a quasi-logic argument that I particularly love: the one of sacrifice. It states that if something “costs” a lot, then it must be valuable. “We have come this far… how can we give up now?”. The amplitude of the sacrifice serves as a measure of the value of what we are making the sacrifice for; conversely,<text:s/>the absence of sacrifice shows how little interest we have into something. Pascal said provocatively: "I only believe those stories whose witnesses are willing to be slaughtered for". Ok, this is a bit extreme, maybe, but he gives the idea, right? This argument is linked to the “argument of quantity”, which is way more general and states that “a lot means good”. Huge funding means that a stream of research is relevant; a high number of publications means that a scholar is valuable. But what if a scholar in<text:s/>math, let’s say, had just one publication? And in that single publication he was to demonstrate the Goldbach’s conjecture? Something’s wrong, right? …And you may explain why using the argument of quality… but we stop here, I leave you with the task of further exploring quasi-logic arguments and all their “friend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style:text-properties style:font-name="Trebuchet MS" style:font-name-asian="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style:use-window-font-color="true"/>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text:style-name="WW_CharLFO1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fo:color="#646464" fo:font-size="14pt" style:font-size-asian="14pt" style:font-size-complex="14pt" fo:hyphenate="false"/>
    </style:style>
    <style:style style:name="titolo_video" style:display-name="titolo_video" style:family="paragraph" style:list-style-name="LFO2">
      <style:paragraph-properties fo:margin-bottom="0.0833in"/>
      <style:text-properties style:font-name="Trebuchet MS" style:font-name-asian="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WW_CharLFO2LVL1" style:family="text">
      <style:text-properties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style:display-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_1">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font-weight="bold" style:font-weight-asian="bold" style:font-weight-complex="bold" fo:language="en" fo:country="US"/>
    </style:style>
    <style:style style:name="T4" style:parent-style-name="DefaultParagraphFont" style:family="text">
      <style:text-properties fo:font-weight="bold" style:font-weight-asian="bold" style:font-weight-complex="bold" fo:font-size="12pt" style:font-size-asian="12pt" style:font-size-complex="12pt" fo:language="en" fo:country="US"/>
    </style:style>
    <style:style style:name="T5" style:parent-style-name="DefaultParagraphFont" style:family="text">
      <style:text-properties fo:font-weight="bold" style:font-weight-asian="bold" style:font-weight-complex="bold" fo:language="en" fo:country="US"/>
    </style:style>
    <style:style style:name="P6"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 | Audio transcription<text:s/></text:span><text:span text:style-name="T3"><text:page-number text:fixed="false">1</text:page-number></text:span><text:span text:style-name="T4">/</text:span><text:span text:style-name="T5"><text:page-count>2</text:page-count></text:span></text:p>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11:00Z</meta:creation-date>
    <dc:date>2020-09-02T08:56:00Z</dc:date>
    <meta:template xlink:href="Normal.dotm" xlink:type="simple"/>
    <meta:editing-cycles>3</meta:editing-cycles>
    <meta:editing-duration>PT0S</meta:editing-duration>
    <meta:document-statistic meta:page-count="2" meta:paragraph-count="10" meta:word-count="762" meta:character-count="5097" meta:row-count="36" meta:non-whitespace-character-count="4345"/>
  </office:meta>
</office:document-meta>
</file>